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ycle-08-wu-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cycle-08-wu-0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qr-wu-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romboid-07-wu-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mallnet-01-wu-0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smallnet-01-wu-0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mallnet-01-wu-02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5])" office:value-type="float" office:value="35" calcext:value-type="float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3:50.44106791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4T11:33:55.946592090</dc:date>
    <dc:creator>Lluís </dc:creator>
    <meta:editing-duration>PT2H5M1S</meta:editing-duration>
    <meta:editing-cycles>28</meta:editing-cycles>
    <meta:generator>LibreOffice/4.2.3.3$Linux_x86 LibreOffice_project/420m0$Build-3</meta:generator>
    <meta:document-statistic meta:table-count="1" meta:cell-count="66" meta:object-count="0"/>
  </office:meta>
</office:document-meta>
</file>